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Kubernetes Command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D_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kubectl autoscale cpu=&quot;&amp;[.B9]" office:value-type="string" office:string-value="kubectl autoscale cpu=50" calcext:value-type="string">
            <text:p>kubectl autoscale cpu=50</text:p>
          </table:table-cell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09-24T08:57:21.946386512</dc:date>
    <meta:editing-duration>PT51M25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